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2B0000029B2704A6AC664BAE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6.6929in" svg:height="4.1835in" draw:z-index="0"><draw:image xlink:href="Pictures/100002010000042B0000029B2704A6AC664BAE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7in" fo:page-height="4.4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5:30:14.016863950</meta:creation-date>
    <dc:date>2020-07-30T15:34:44.351583140</dc:date>
    <meta:editing-duration>PT4M31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